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fo:background-color="#FFFFFF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0">
      <style:table-cell-properties fo:border="thin solid #000000" fo:background-color="#FFFFFF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 table:style-name="ce1"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15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 table:style-name="ce1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15">
            <text:p>Instance of a Clas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style-name="ce1"/>
          <table:table-cell office:value-type="float" office:value="4" table:formula="of:=IFERROR(VLOOKUP(&quot;x&quot;;[.A10:.F10];6);&quot;Not Done&quot;)" table:style-name="ce1">
            <text:p>4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15">
            <text:p>Private Data Members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style-name="ce1"/>
          <table:table-cell office:value-type="float" office:value="4" table:formula="of:=IFERROR(VLOOKUP(&quot;x&quot;;[.A11:.F11];6);&quot;Not Done&quot;)" table:style-name="ce1">
            <text:p>4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5">
            <text:p>Specification vs. Implementation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style-name="ce1"/>
          <table:table-cell office:value-type="float" office:value="4" table:formula="of:=IFERROR(VLOOKUP(&quot;x&quot;;[.A12:.F12];6);&quot;Not Done&quot;)" table:style-name="ce1">
            <text:p>4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15">
            <text:p>Inlin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style-name="ce1"/>
          <table:table-cell office:value-type="float" office:value="4" table:formula="of:=IFERROR(VLOOKUP(&quot;x&quot;;[.A13:.F13];6);&quot;Not Done&quot;)" table:style-name="ce1">
            <text:p>4</text:p>
          </table:table-cell>
          <table:table-cell table:number-columns-repeated="16375"/>
        </table:table-row>
        <table:table-row table:style-name="ro6">
          <table:table-cell office:value-type="string" table:style-name="ce11">
            <text:p>x</text:p>
          </table:table-cell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15">
            <text:p>Constructors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style-name="ce1"/>
          <table:table-cell office:value-type="float" office:value="4" table:formula="of:=IFERROR(VLOOKUP(&quot;x&quot;;[.A14:.F14];6);&quot;Not Done&quot;)" table:style-name="ce1">
            <text:p>4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x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15">
            <text:p>Destructor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style-name="ce1"/>
          <table:table-cell office:value-type="float" office:value="4" table:formula="of:=IFERROR(VLOOKUP(&quot;x&quot;;[.A15:.F15];6);&quot;Not Done&quot;)" table:style-name="ce1">
            <text:p>4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x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16">
            <text:p>Arrays of Object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style-name="ce1"/>
          <table:table-cell office:value-type="float" office:value="4" table:formula="of:=IFERROR(VLOOKUP(&quot;x&quot;;[.A16:.F16];6);&quot;Not Done&quot;)" table:style-name="ce1">
            <text:p>4</text:p>
          </table:table-cell>
          <table:table-cell table:number-columns-repeated="16375"/>
        </table:table-row>
        <table:table-row table:style-name="ro6">
          <table:table-cell table:style-name="ce1"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13">
            <text:p>UML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style-name="ce1"/>
          <table:table-cell office:value-type="string" office:string-value="Not Done" table:formula="of:=IFERROR(VLOOKUP(&quot;x&quot;;[.A17:.F17];6);&quot;Not Done&quot;)" table:style-name="ce1">
            <text:p>Not Done</text:p>
          </table:table-cell>
          <table:table-cell table:number-columns-repeated="16375"/>
        </table:table-row>
        <table:table-row table:style-name="ro6">
          <table:table-cell table:style-name="ce1"/>
          <table:table-cell table:number-columns-repeated="2" table:style-name="ce8"/>
          <table:table-cell table:style-name="ce15"/>
          <table:table-cell table:style-name="ce9"/>
          <table:table-cell table:style-name="ce8"/>
          <table:table-cell table:style-name="ce9"/>
          <table:table-cell table:number-columns-repeated="16377" table:style-name="ce1"/>
        </table:table-row>
        <table:table-row table:style-name="ro6">
          <table:table-cell table:style-name="ce1"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15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 table:style-name="ce1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15">
            <text:p>Static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style-name="ce1"/>
          <table:table-cell office:value-type="float" office:value="5" table:formula="of:=IFERROR(VLOOKUP(&quot;x&quot;;[.A20:.F20];6);&quot;Not Done&quot;)" table:style-name="ce1">
            <text:p>5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15">
            <text:p>Friend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style-name="ce1"/>
          <table:table-cell office:value-type="float" office:value="2" table:formula="of:=IFERROR(VLOOKUP(&quot;x&quot;;[.A21:.F21];6);&quot;Not Done&quot;)" table:style-name="ce1">
            <text:p>2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16">
            <text:p>Copy Constructors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style-name="ce1"/>
          <table:table-cell office:value-type="float" office:value="5" table:formula="of:=IFERROR(VLOOKUP(&quot;x&quot;;[.A22:.F22];6);&quot;Not Done&quot;)" table:style-name="ce1">
            <text:p>5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5">
            <text:p>Operator Overloading</text:p>
          </table:table-cell>
          <table:table-cell table:style-name="ce9"/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style-name="ce1"/>
          <table:table-cell office:value-type="float" office:value="8" table:formula="of:=IFERROR(VLOOKUP(&quot;x&quot;;[.A23:.F23];6);&quot;Not Done&quot;)" table:style-name="ce1">
            <text:p>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15">
            <text:p>Aggregation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style-name="ce1"/>
          <table:table-cell office:value-type="float" office:value="6" table:formula="of:=IFERROR(VLOOKUP(&quot;x&quot;;[.A24:.F24];6);&quot;Not Done&quot;)" table:style-name="ce1">
            <text:p>6</text:p>
          </table:table-cell>
          <table:table-cell table:number-columns-repeated="16375"/>
        </table:table-row>
        <table:table-row table:style-name="ro6">
          <table:table-cell table:style-name="ce1"/>
          <table:table-cell table:number-columns-repeated="2" table:style-name="ce8"/>
          <table:table-cell table:style-name="ce15"/>
          <table:table-cell table:style-name="ce9"/>
          <table:table-cell table:style-name="ce8"/>
          <table:table-cell table:style-name="ce9"/>
          <table:table-cell table:number-columns-repeated="16377" table:style-name="ce1"/>
        </table:table-row>
        <table:table-row table:style-name="ro6">
          <table:table-cell table:style-name="ce1"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15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 table:style-name="ce1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16">
            <text:p>Protected member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style-name="ce1"/>
          <table:table-cell office:value-type="float" office:value="6" table:formula="of:=IFERROR(VLOOKUP(&quot;x&quot;;[.A27:.F27];6);&quot;Not Done&quot;)" table:style-name="ce1">
            <text:p>6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16">
            <text:p>Base Class to Derived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style-name="ce1"/>
          <table:table-cell office:value-type="float" office:value="6" table:formula="of:=IFERROR(VLOOKUP(&quot;x&quot;;[.A28:.F28];6);&quot;Not Done&quot;)" table:style-name="ce1">
            <text:p>6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16">
            <text:p>Polymorphic associa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style-name="ce1"/>
          <table:table-cell office:value-type="float" office:value="6" table:formula="of:=IFERROR(VLOOKUP(&quot;x&quot;;[.A29:.F29];6);&quot;Not Done&quot;)" table:style-name="ce1">
            <text:p>6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17">
            <text:p>Abstract Class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style-name="ce1"/>
          <table:table-cell office:value-type="float" office:value="6" table:formula="of:=IFERROR(VLOOKUP(&quot;x&quot;;[.A30:.F30];6);&quot;Not Done&quot;)" table:style-name="ce1">
            <text:p>6</text:p>
          </table:table-cell>
          <table:table-cell table:number-columns-repeated="16375"/>
        </table:table-row>
        <table:table-row table:style-name="ro6">
          <table:table-cell table:style-name="ce1"/>
          <table:table-cell table:number-columns-repeated="2" table:style-name="ce8"/>
          <table:table-cell table:style-name="ce15"/>
          <table:table-cell table:style-name="ce9"/>
          <table:table-cell table:style-name="ce8"/>
          <table:table-cell table:style-name="ce9"/>
          <table:table-cell table:number-columns-repeated="16377" table:style-name="ce1"/>
        </table:table-row>
        <table:table-row table:style-name="ro6">
          <table:table-cell table:style-name="ce1"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15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 table:style-name="ce1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18">
            <text:p>Excep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style-name="ce1"/>
          <table:table-cell office:value-type="float" office:value="6" table:formula="of:=IFERROR(VLOOKUP(&quot;x&quot;;[.A33:.F33];6);&quot;Not Done&quot;)" table:style-name="ce1">
            <text:p>6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18">
            <text:p>Templat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style-name="ce1"/>
          <table:table-cell office:value-type="float" office:value="6" table:formula="of:=IFERROR(VLOOKUP(&quot;x&quot;;[.A34:.F34];6);&quot;Not Done&quot;)" table:style-name="ce1">
            <text:p>6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x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8">
            <text:p>STL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style-name="ce1"/>
          <table:table-cell office:value-type="float" office:value="6" table:formula="of:=IFERROR(VLOOKUP(&quot;x&quot;;[.A35:.F35];6);&quot;Not Done&quot;)" table:style-name="ce1">
            <text:p>6</text:p>
          </table:table-cell>
          <table:table-cell table:number-columns-repeated="16375"/>
        </table:table-row>
        <table:table-row table:style-name="ro6">
          <table:table-cell table:style-name="ce1"/>
          <table:table-cell table:number-columns-repeated="2" table:style-name="ce8"/>
          <table:table-cell table:style-name="ce15"/>
          <table:table-cell table:style-name="ce9"/>
          <table:table-cell table:style-name="ce8"/>
          <table:table-cell table:style-name="ce9"/>
          <table:table-cell table:number-columns-repeated="16377" table:style-name="ce1"/>
        </table:table-row>
        <table:table-row table:style-name="ro6">
          <table:table-cell table:style-name="ce1"/>
          <table:table-cell table:style-name="ce14"/>
          <table:table-cell table:style-name="ce8"/>
          <table:table-cell office:value-type="string" table:style-name="ce15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style-name="ce1"/>
          <table:table-cell office:value-type="float" office:value="96" table:formula="of:=SUM([.I10:.I36])" table:style-name="ce1">
            <text:p>96</text:p>
          </table:table-cell>
          <table:table-cell table:number-columns-repeated="16375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RCC RCCD</meta:initial-creator>
    <dc:creator>gabriel</dc:creator>
    <meta:creation-date>2017-01-25T10:21:36Z</meta:creation-date>
    <dc:date>2018-12-10T19:24:33Z</dc:date>
    <meta:editing-cycles>23</meta:editing-cycles>
    <meta:editing-duration>PT6872S</meta:editing-duration>
  </office:meta>
</office:document-meta>
</file>